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1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9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37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4" style:family="table-cell" style:parent-style-name="Default" style:data-style-name="N30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022061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17" office:value-type="date" office:date-value="2022-06-10" calcext:value-type="date">
            <text:p>10.06.22</text:p>
          </table:table-cell>
          <table:table-cell table:style-name="ce5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iel des heutigen Termins: (was möchten wir erreichen?)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Methode für Randomzahlen programm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Methode für Zufallsposition programmieren 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Assotiationen zwischen den Klassen implement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Über die Graphische Oberfläche inform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6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Wie sind wir vorgegangen? Was haben wir gemacht (technisch)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2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Reflexion: Traten Probleme auf? Welche? Wie lösen wir diese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1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 office:value-type="string" calcext:value-type="string">
            <text:p>Wie machen wir weiter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Grafische Test Oberfläche erstel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9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52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4" office:value-type="date" office:date-value="2022-05-20" calcext:value-type="date">
            <text:p>20.05.22</text:p>
          </table:table-cell>
          <table:table-cell table:style-name="ce5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iel des heutigen Termins: (was möchten wir erreichen?)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Spielkonzepterstellung und eigene Features eingebau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UML Klassendiagramm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In Git einarbeit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Einarbeitung in Vererbung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Erstellung der benötigtten Objekte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Kommentieren der Methoden und Variab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Tutorials zu C++ anschau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3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Wie sind wir vorgegangen? Was haben wir gemacht (technisch)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Git Repository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Klassendiagramm gezeichne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CPP und H Dateien angeleg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Klassen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Variablen und Methoden angeleg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Vererbungshierarchie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Komment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5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Reflexion: Traten Probleme auf? Welche? Wie lösen wir diese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Vererbung hat Probleme gemacht. --&gt; Goog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Unwissenheit in Objektorientiertem pogramm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Unwissenheit über benötigte Klassen und Method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8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 office:value-type="string" calcext:value-type="string">
            <text:p>Wie machen wir weiter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Teilweise, hat es sehr lange gedauer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Wir haben alle Ziele erreicht, auch wenn sie durch viel unwissenheit lange gedauert hab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8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ufzett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5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iel des heutigen Termins: (was möchten wir erreichen?)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Wie sind wir vorgegangen? Was haben wir gemacht (technisch)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2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Reflexion: Traten Probleme auf? Welche? Wie lösen wir diese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1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 office:value-type="string" calcext:value-type="string">
            <text:p>Wie machen wir weiter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d7547858d014d4cf69878db179d326fc3483e082</meta:generator>
    <meta:creation-date>2022-05-14T13:23:04Z</meta:creation-date>
    <dc:date>2022-06-09T12:07:01.475254788</dc:date>
    <meta:print-date>2022-05-20T12:43:49Z</meta:print-date>
    <meta:editing-cycles>17</meta:editing-cycles>
    <meta:editing-duration>PT1H8M55S</meta:editing-duration>
    <meta:document-statistic meta:table-count="3" meta:cell-count="56" meta:object-count="0"/>
  </office:meta>
</office:document-meta>
</file>